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f8824" officeooo:paragraph-rsid="000f8824" style:font-size-asian="7.84999990463257pt" style:font-size-complex="9pt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eeff41"/>
    </style:style>
    <style:style style:name="P4" style:family="paragraph">
      <loext:graphic-properties draw:fill-color="#ff6e40"/>
    </style:style>
    <style:style style:name="P5" style:family="paragraph">
      <loext:graphic-properties draw:fill-color="#f06292"/>
    </style:style>
    <style:style style:name="P6" style:family="paragraph">
      <loext:graphic-properties draw:fill-color="#64ffda"/>
    </style:style>
    <style:style style:name="P7" style:family="paragraph">
      <loext:graphic-properties draw:fill-color="#4caf50"/>
    </style:style>
    <style:style style:name="P8" style:family="paragraph">
      <loext:graphic-properties draw:fill-color="#729fcf"/>
    </style:style>
    <style:style style:name="P9" style:family="paragraph">
      <loext:graphic-properties draw:fill-color="#004d40"/>
    </style:style>
    <style:style style:name="T1" style:family="text">
      <style:text-properties fo:font-size="10.5pt" style:font-size-asian="10.5pt" style:font-size-complex="10.5pt"/>
    </style:style>
    <style:style style:name="gr1" style:family="graphic">
      <style:graphic-properties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ff41" draw:textarea-horizontal-align="justify" draw:textarea-vertical-align="middle" draw:auto-grow-height="false" fo:min-height="0.2398in" fo:min-width="1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eeff41" draw:textarea-horizontal-align="justify" draw:textarea-vertical-align="middle" draw:auto-grow-height="false" fo:min-height="0.2083in" fo:min-width="1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6e40" draw:textarea-horizontal-align="justify" draw:textarea-vertical-align="middle" draw:auto-grow-height="false" fo:min-height="0.4898in" fo:min-width="1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6e40" draw:textarea-horizontal-align="justify" draw:textarea-vertical-align="middle" draw:auto-grow-height="false" fo:min-height="0.4898in" fo:min-width="1.3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6e40" draw:textarea-horizontal-align="justify" draw:textarea-vertical-align="middle" draw:auto-grow-height="false" fo:min-height="0.5102in" fo:min-width="1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eeff41" draw:textarea-horizontal-align="justify" draw:textarea-vertical-align="middle" draw:auto-grow-height="false" fo:min-height="0.2189in" fo:min-width="1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eeff41" draw:textarea-horizontal-align="justify" draw:textarea-vertical-align="middle" draw:auto-grow-height="false" fo:min-height="0.25in" fo:min-width="1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06292" draw:textarea-horizontal-align="justify" draw:textarea-vertical-align="middle" draw:auto-grow-height="false" fo:min-height="0.2398in" fo:min-width="1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64ffda" draw:textarea-horizontal-align="justify" draw:textarea-vertical-align="middle" draw:auto-grow-height="false" fo:min-height="0.3354in" fo:min-width="1.5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4caf50" draw:textarea-horizontal-align="justify" draw:textarea-vertical-align="middle" draw:auto-grow-height="false" fo:min-height="0.9063in" fo:min-width="1.11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4caf50" draw:textarea-horizontal-align="justify" draw:textarea-vertical-align="middle" draw:auto-grow-height="false" fo:min-height="0.2917in" fo:min-width="1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4caf50" draw:textarea-horizontal-align="justify" draw:textarea-vertical-align="middle" draw:auto-grow-height="false" fo:min-height="0.25in" fo:min-width="1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4caf50" draw:textarea-horizontal-align="justify" draw:textarea-vertical-align="middle" draw:auto-grow-height="false" fo:min-height="0.2602in" fo:min-width="1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4caf50" draw:textarea-horizontal-align="justify" draw:textarea-vertical-align="middle" draw:auto-grow-height="false" fo:min-height="0.2602in" fo:min-width="1.3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4caf50" draw:textarea-horizontal-align="justify" draw:textarea-vertical-align="middle" draw:auto-grow-height="false" fo:min-height="0.5in" fo:min-width="1.3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f06292" draw:textarea-horizontal-align="justify" draw:textarea-vertical-align="middle" draw:auto-grow-height="false" fo:min-height="1.1146in" fo:min-width="1.0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fill-color="#f06292" draw:textarea-horizontal-align="justify" draw:textarea-vertical-align="middle" draw:auto-grow-height="false" fo:min-height="0.2398in" fo:min-width="1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fill-color="#f06292" draw:textarea-horizontal-align="justify" draw:textarea-vertical-align="middle" draw:auto-grow-height="false" fo:min-height="0.2291in" fo:min-width="1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fill-color="#f06292" draw:textarea-horizontal-align="justify" draw:textarea-vertical-align="middle" draw:auto-grow-height="false" fo:min-height="0.2398in" fo:min-width="1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fill-color="#f06292" draw:textarea-horizontal-align="justify" draw:textarea-vertical-align="middle" draw:auto-grow-height="false" fo:min-height="0.2602in" fo:min-width="1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fill-color="#729fcf" draw:textarea-horizontal-align="justify" draw:textarea-vertical-align="middle" draw:auto-grow-height="false" fo:min-height="0.5937in" fo:min-width="1.3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fill-color="#729fcf" draw:textarea-horizontal-align="justify" draw:textarea-vertical-align="middle" draw:auto-grow-height="false" fo:min-height="0.25in" fo:min-width="1.2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fill-color="#729fcf" draw:textarea-horizontal-align="justify" draw:textarea-vertical-align="middle" draw:auto-grow-height="false" fo:min-height="0.2398in" fo:min-width="1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fill-color="#729fcf" draw:textarea-horizontal-align="justify" draw:textarea-vertical-align="middle" draw:auto-grow-height="false" fo:min-height="0.2291in" fo:min-width="1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fill-color="#729fcf" draw:textarea-horizontal-align="justify" draw:textarea-vertical-align="middle" draw:auto-grow-height="false" fo:min-height="0.7189in" fo:min-width="1.0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fill-color="#004d40" draw:textarea-horizontal-align="justify" draw:textarea-vertical-align="middle" draw:auto-grow-height="false" fo:min-height="0.4272in" fo:min-width="1.1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fill-color="#f06292" draw:textarea-horizontal-align="justify" draw:textarea-vertical-align="middle" draw:auto-grow-height="false" fo:min-height="0.5311in" fo:min-width="1.36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2" draw:style-name="gr28" draw:text-style-name="P5" svg:width="1.365in" svg:height="0.5315in" svg:x="-0.0689in" svg:y="1.9654in"><text:p><text:s/>CUSTOMER</text:p><draw:enhanced-geometry svg:viewBox="0 0 21600 21600" draw:type="rectangle" draw:enhanced-path="M 0 0 L 21600 0 21600 21600 0 21600 0 0 Z N"/></draw:custom-shape><draw:custom-shape text:anchor-type="paragraph" draw:z-index="1" draw:name="Shape 5" draw:style-name="gr27" draw:text-style-name="P9" svg:width="1.1567in" svg:height="0.4276in" svg:x="1.8898in" svg:y="2.028in"><text:p><text:s text:c="5"/>LOGIN</text:p><draw:enhanced-geometry svg:viewBox="0 0 21600 21600" draw:type="rectangle" draw:enhanced-path="M 0 0 L 21600 0 21600 21600 0 21600 0 0 Z N"/></draw:custom-shape><draw:custom-shape text:anchor-type="paragraph" draw:z-index="4" draw:name="Shape 10" draw:style-name="gr24" draw:text-style-name="P8" svg:width="1.2295in" svg:height="0.2398in" svg:x="5.0457in" svg:y="0.4319in"><text:p><text:s text:c="2"/>MY ORDERS</text:p><draw:enhanced-geometry svg:viewBox="0 0 21600 21600" draw:type="rectangle" draw:enhanced-path="M 0 0 L 21600 0 21600 21600 0 21600 0 0 Z N"/></draw:custom-shape><draw:custom-shape text:anchor-type="paragraph" draw:z-index="5" draw:name="Shape 11" draw:style-name="gr23" draw:text-style-name="P8" svg:width="1.2398in" svg:height="0.2504in" svg:x="5.0563in" svg:y="0.8484in"><text:p><text:s text:c="3"/>LOGOUT</text:p><draw:enhanced-geometry svg:viewBox="0 0 21600 21600" draw:type="rectangle" draw:enhanced-path="M 0 0 L 21600 0 21600 21600 0 21600 0 0 Z N"/></draw:custom-shape><draw:custom-shape text:anchor-type="paragraph" draw:z-index="6" draw:name="Shape 1" draw:style-name="gr22" draw:text-style-name="P8" svg:width="1.3543in" svg:height="0.5941in" svg:x="-0.0898in" svg:y="0.4839in"><text:p><text:s/>RESTAURAN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9" draw:style-name="gr25" draw:text-style-name="P8" svg:width="1.2189in" svg:height="0.2295in" svg:x="5.0417in" svg:y="0.0154in"><text:p>ADD MENU</text:p><draw:enhanced-geometry svg:viewBox="0 0 21600 21600" draw:type="rectangle" draw:enhanced-path="M 0 0 L 21600 0 21600 21600 0 21600 0 0 Z N"/></draw:custom-shape><draw:custom-shape text:anchor-type="paragraph" draw:z-index="7" draw:name="Shape 4" draw:style-name="gr21" draw:text-style-name="P5" svg:width="1.2815in" svg:height="0.2606in" svg:x="5.0252in" svg:y="1.211in"><text:p><text:s/>HOME</text:p><draw:enhanced-geometry svg:viewBox="0 0 21600 21600" draw:type="rectangle" draw:enhanced-path="M 0 0 L 21600 0 21600 21600 0 21600 0 0 Z N"/></draw:custom-shape><draw:custom-shape text:anchor-type="paragraph" draw:z-index="8" draw:name="Shape 12" draw:style-name="gr20" draw:text-style-name="P5" svg:width="1.2504in" svg:height="0.2398in" svg:x="5.0563in" svg:y="1.628in"><text:p><text:s/>MY ORDERS</text:p><draw:enhanced-geometry svg:viewBox="0 0 21600 21600" draw:type="rectangle" draw:enhanced-path="M 0 0 L 21600 0 21600 21600 0 21600 0 0 Z N"/></draw:custom-shape><draw:custom-shape text:anchor-type="paragraph" draw:z-index="9" draw:name="Shape 13" draw:style-name="gr19" draw:text-style-name="P5" svg:width="1.2606in" svg:height="0.2295in" svg:x="5.0772in" svg:y="2.0339in"><text:p>MY CART</text:p><draw:enhanced-geometry svg:viewBox="0 0 21600 21600" draw:type="rectangle" draw:enhanced-path="M 0 0 L 21600 0 21600 21600 0 21600 0 0 Z N"/></draw:custom-shape><draw:custom-shape text:anchor-type="paragraph" draw:z-index="10" draw:name="Shape 14" draw:style-name="gr18" draw:text-style-name="P5" svg:width="1.2295in" svg:height="0.2398in" svg:x="5.1083in" svg:y="2.4299in"><text:p>MY WALLE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7" draw:style-name="gr17" draw:text-style-name="P5" svg:width="1.0315in" svg:height="1.115in" svg:x="3.5772in" svg:y="1.6925in"><text:p><text:s/>CUSTOMER</text:p><text:p><text:s text:c="5"/>PAGE</text:p><draw:enhanced-geometry svg:viewBox="0 0 21600 21600" draw:type="rectangle" draw:enhanced-path="M 0 0 L 21600 0 21600 21600 0 21600 0 0 Z N"/></draw:custom-shape><draw:custom-shape text:anchor-type="paragraph" draw:z-index="12" draw:name="Shape 3" draw:style-name="gr16" draw:text-style-name="P7" svg:width="1.3858in" svg:height="0.5004in" svg:x="-0.0146in" svg:y="3.6193in"><text:p><text:s/>VENDOR</text:p><draw:enhanced-geometry svg:viewBox="0 0 21600 21600" draw:type="rectangle" draw:enhanced-path="M 0 0 L 21600 0 21600 21600 0 21600 0 0 Z N"/></draw:custom-shape><draw:custom-shape text:anchor-type="paragraph" draw:z-index="13" draw:name="Shape 15" draw:style-name="gr15" draw:text-style-name="P7" svg:width="1.3752in" svg:height="0.2606in" svg:x="5.0457in" svg:y="3.2236in"><text:p>MY ORDERS</text:p><draw:enhanced-geometry svg:viewBox="0 0 21600 21600" draw:type="rectangle" draw:enhanced-path="M 0 0 L 21600 0 21600 21600 0 21600 0 0 Z N"/></draw:custom-shape><draw:custom-shape text:anchor-type="paragraph" draw:z-index="14" draw:name="Shape 16" draw:style-name="gr14" draw:text-style-name="P7" svg:width="1.313in" svg:height="0.2606in" svg:x="5.0665in" svg:y="3.6717in"><text:p>NEW ORDERS</text:p><draw:enhanced-geometry svg:viewBox="0 0 21600 21600" draw:type="rectangle" draw:enhanced-path="M 0 0 L 21600 0 21600 21600 0 21600 0 0 Z N"/></draw:custom-shape><draw:custom-shape text:anchor-type="paragraph" draw:z-index="16" draw:name="Shape 18" draw:style-name="gr12" draw:text-style-name="P7" svg:width="1.313in" svg:height="0.2921in" svg:x="5.1083in" svg:y="4.5984in"><text:p>LOGOUT</text:p><draw:enhanced-geometry svg:viewBox="0 0 21600 21600" draw:type="rectangle" draw:enhanced-path="M 0 0 L 21600 0 21600 21600 0 21600 0 0 Z N"/></draw:custom-shape><draw:custom-shape text:anchor-type="paragraph" draw:z-index="17" draw:name="Shape 8" draw:style-name="gr11" draw:text-style-name="P7" svg:width="1.115in" svg:height="0.9067in" svg:x="3.5772in" svg:y="3.5571in"><text:p><text:s/>VENDOR</text:p><text:p><text:s text:c="3"/>PAGE</text:p><draw:enhanced-geometry svg:viewBox="0 0 21600 21600" draw:type="rectangle" draw:enhanced-path="M 0 0 L 21600 0 21600 21600 0 21600 0 0 Z N"/></draw:custom-shape><draw:custom-shape text:anchor-type="paragraph" draw:z-index="18" draw:name="Shape 19" draw:style-name="gr10" draw:text-style-name="P6" svg:width="1.5941in" svg:height="0.3358in" svg:x="6.7228in" svg:y="2.0339in"><text:p><text:s text:c="8"/>PAYMENT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9" draw:name="Line 1" draw:style-name="gr1" draw:text-style-name="P2" svg:x1="1.2646in" svg:y1="0.7862in" svg:x2="2.2437in" svg:y2="2.028in"><text:p/></draw:line><draw:line text:anchor-type="paragraph" draw:z-index="20" draw:name="Line 2" draw:style-name="gr1" draw:text-style-name="P2" svg:x1="1.2957in" svg:y1="2.1819in" svg:x2="1.8894in" svg:y2="2.1717in"><text:p/></draw:line><draw:line text:anchor-type="paragraph" draw:z-index="21" draw:name="Line 3" draw:style-name="gr1" draw:text-style-name="P2" svg:x1="1.3709in" svg:y1="3.8902in" svg:x2="2.3063in" svg:y2="2.5256in"><text:p/></draw:line><draw:line text:anchor-type="paragraph" draw:z-index="22" draw:name="Horizontal line 1" draw:style-name="gr1" draw:text-style-name="P2" svg:x1="3.0457in" svg:y1="2.2028in" svg:x2="3.5768in" svg:y2="2.2028in"><text:p/></draw:line><draw:line text:anchor-type="paragraph" draw:z-index="23" draw:name="Line 4" draw:style-name="gr1" draw:text-style-name="P2" svg:x1="3.0457in" svg:y1="2.028in" svg:x2="3.5457in" svg:y2="1.0362in"><text:p/></draw:line><draw:line text:anchor-type="paragraph" draw:z-index="24" draw:name="Line 5" draw:style-name="gr1" draw:text-style-name="P2" svg:x1="3.0457in" svg:y1="2.4547in" svg:x2="3.5768in" svg:y2="3.5567in"><text:p/></draw:line><draw:polygon text:anchor-type="paragraph" draw:z-index="25" draw:name="Horizontal line 2" draw:style-name="gr1" draw:text-style-name="P2" svg:width="0in" svg:height="0in" svg:x="5.0457in" svg:y="0.5673in" svg:viewBox="0 0 0 0" draw:points="0,0"><text:p/></draw:polygon><draw:line text:anchor-type="paragraph" draw:z-index="26" draw:name="Line 6" draw:style-name="gr1" draw:text-style-name="P2" svg:x1="4.6083in" svg:y1="0.5256in" svg:x2="5.0457in" svg:y2="0.5154in"><text:p/></draw:line><draw:line text:anchor-type="paragraph" draw:z-index="27" draw:name="Line 7" draw:style-name="gr1" draw:text-style-name="P2" svg:x1="4.6083in" svg:y1="0.4425in" svg:x2="5.0417in" svg:y2="0.1508in"><text:p/></draw:line><draw:line text:anchor-type="paragraph" draw:z-index="28" draw:name="Line 8" draw:style-name="gr1" draw:text-style-name="P2" svg:x1="4.6083in" svg:y1="0.5882in" svg:x2="5.0563in" svg:y2="0.911in"><text:p/></draw:line><draw:line text:anchor-type="paragraph" draw:z-index="29" draw:name="Line 13" draw:style-name="gr1" draw:text-style-name="P2" svg:x1="4.6917in" svg:y1="3.6402in" svg:x2="5.0461in" svg:y2="3.3382in"><text:p/></draw:line><draw:line text:anchor-type="paragraph" draw:z-index="30" draw:name="Line 14" draw:style-name="gr1" draw:text-style-name="P2" svg:x1="4.6917in" svg:y1="3.8488in" svg:x2="5.0669in" svg:y2="3.7236in"><text:p/></draw:line><draw:line text:anchor-type="paragraph" draw:z-index="31" draw:name="Line 15" draw:style-name="gr1" draw:text-style-name="P2" svg:x1="4.6917in" svg:y1="4.1402in" svg:x2="5.0874in" svg:y2="4.2236in"><text:p/></draw:line><draw:line text:anchor-type="paragraph" draw:z-index="32" draw:name="Line 16" draw:style-name="gr1" draw:text-style-name="P2" svg:x1="4.6917in" svg:y1="4.3382in" svg:x2="5.1083in" svg:y2="4.6925in"><text:p/></draw:line><draw:custom-shape text:anchor-type="paragraph" draw:z-index="33" draw:name="Shape 20" draw:style-name="gr9" draw:text-style-name="P5" svg:width="1.2087in" svg:height="0.2398in" svg:x="5.1083in" svg:y="2.8071in"><text:p><text:s/>LOGOUT</text:p><draw:enhanced-geometry svg:viewBox="0 0 21600 21600" draw:type="rectangle" draw:enhanced-path="M 0 0 L 21600 0 21600 21600 0 21600 0 0 Z N"/></draw:custom-shape><draw:line text:anchor-type="paragraph" draw:z-index="34" draw:name="Line 9" draw:style-name="gr1" draw:text-style-name="P2" svg:x1="4.6083in" svg:y1="1.6921in" svg:x2="5.0248in" svg:y2="1.3484in"><text:p/></draw:line><draw:line text:anchor-type="paragraph" draw:z-index="35" draw:name="Line 10" draw:style-name="gr1" draw:text-style-name="P2" svg:x1="4.6083in" svg:y1="2.6925in" svg:x2="5.1083in" svg:y2="2.9425in"><text:p/></draw:line><draw:line text:anchor-type="paragraph" draw:z-index="36" draw:name="Horizontal line 4" draw:style-name="gr1" draw:text-style-name="P2" svg:x1="4.6083in" svg:y1="2.1508in" svg:x2="5.0772in" svg:y2="2.1508in"><text:p/></draw:line><draw:line text:anchor-type="paragraph" draw:z-index="37" draw:name="Line 11" draw:style-name="gr1" draw:text-style-name="P2" svg:x1="4.6083in" svg:y1="2.5047in" svg:x2="5.1083in" svg:y2="2.5776in"><text:p/></draw:line><draw:line text:anchor-type="paragraph" draw:z-index="38" draw:name="Line 12" draw:style-name="gr1" draw:text-style-name="P2" svg:x1="4.6083in" svg:y1="1.9425in" svg:x2="5.0563in" svg:y2="1.7862in"><text:p/></draw:line><draw:line text:anchor-type="paragraph" draw:z-index="39" draw:name="Line 17" draw:style-name="gr1" draw:text-style-name="P2" svg:x1="6.3374in" svg:y1="2.161in" svg:x2="6.7331in" svg:y2="2.1508in"><text:p/></draw:line><draw:line text:anchor-type="paragraph" draw:z-index="40" draw:name="Horizontal line 6" draw:style-name="gr1" draw:text-style-name="P2" svg:x1="8.1917in" svg:y1="0.911in" svg:x2="8.5563in" svg:y2="0.911in"><text:p/></draw:line><draw:line text:anchor-type="paragraph" draw:z-index="41" draw:name="Line 23" draw:style-name="gr1" draw:text-style-name="P2" svg:x1="8.5563in" svg:y1="0.911in" svg:x2="8.5772in" svg:y2="2.1193in"><text:p/></draw:line><draw:line text:anchor-type="paragraph" draw:z-index="42" draw:name="Horizontal line 7" draw:style-name="gr1" draw:text-style-name="P2" svg:x1="8.5768in" svg:y1="2.1193in" svg:x2="8.3165in" svg:y2="2.1193in"><text:p/></draw:line><draw:custom-shape text:anchor-type="paragraph" draw:z-index="43" draw:name="Shape 23" draw:style-name="gr7" draw:text-style-name="P3" svg:width="1.2504in" svg:height="0.2189in" svg:x="6.9417in" svg:y="0.7547in"><text:p><text:s/>REJECTED</text:p><draw:enhanced-geometry svg:viewBox="0 0 21600 21600" draw:type="rectangle" draw:enhanced-path="M 0 0 L 21600 0 21600 21600 0 21600 0 0 Z N"/></draw:custom-shape><draw:custom-shape text:anchor-type="paragraph" draw:z-index="45" draw:name="Shape 25" draw:style-name="gr7" draw:text-style-name="P3" svg:width="1.2504in" svg:height="0.2189in" svg:x="6.9728in" svg:y="1.4425in"><text:p>DELIVERED</text:p><draw:enhanced-geometry svg:viewBox="0 0 21600 21600" draw:type="rectangle" draw:enhanced-path="M 0 0 L 21600 0 21600 21600 0 21600 0 0 Z N"/></draw:custom-shape><draw:custom-shape text:anchor-type="paragraph" draw:z-index="46" draw:name="Shape 26" draw:style-name="gr6" draw:text-style-name="P4" svg:width="1.3232in" svg:height="0.5106in" svg:x="7.0354in" svg:y="3.1508in"><text:p>OUT FOR</text:p><text:p>DELIVERY</text:p><draw:enhanced-geometry svg:viewBox="0 0 21600 21600" draw:type="rectangle" draw:enhanced-path="M 0 0 L 21600 0 21600 21600 0 21600 0 0 Z N"/></draw:custom-shape><draw:custom-shape text:anchor-type="paragraph" draw:z-index="47" draw:name="Shape 27" draw:style-name="gr5" draw:text-style-name="P4" svg:width="1.3024in" svg:height="0.4898in" svg:x="7.0665in" svg:y="3.8484in"><text:p>OUT FOR </text:p><text:p>PICKUP</text:p><draw:enhanced-geometry svg:viewBox="0 0 21600 21600" draw:type="rectangle" draw:enhanced-path="M 0 0 L 21600 0 21600 21600 0 21600 0 0 Z N"/></draw:custom-shape><draw:custom-shape text:anchor-type="paragraph" draw:z-index="48" draw:name="Shape 28" draw:style-name="gr4" draw:text-style-name="P4" svg:width="1.2921in" svg:height="0.4898in" svg:x="7.0874in" svg:y="4.6193in"><text:p><text:s/>DELIVERED</text:p><draw:enhanced-geometry svg:viewBox="0 0 21600 21600" draw:type="rectangle" draw:enhanced-path="M 0 0 L 21600 0 21600 21600 0 21600 0 0 Z N"/></draw:custom-shape><draw:line text:anchor-type="paragraph" draw:z-index="49" draw:name="Horizontal line 3" draw:style-name="gr1" draw:text-style-name="P2" svg:x1="8.1917in" svg:y1="0.161in" svg:x2="8.9in" svg:y2="0.161in"><text:p/></draw:line><draw:line text:anchor-type="paragraph" draw:z-index="50" draw:name="Line 19" draw:style-name="gr1" draw:text-style-name="P2" svg:x1="8.9in" svg:y1="0.161in" svg:x2="8.9in" svg:y2="2.8484in"><text:p/></draw:line><draw:line text:anchor-type="paragraph" draw:z-index="51" draw:name="Line 20" draw:style-name="gr1" draw:text-style-name="P2" svg:x1="8.9in" svg:y1="2.8488in" svg:x2="6.6811in" svg:y2="2.828in"><text:p/></draw:line><draw:line text:anchor-type="paragraph" draw:z-index="52" draw:name="Line 21" draw:style-name="gr1" draw:text-style-name="P2" svg:x1="6.6811in" svg:y1="2.828in" svg:x2="6.6709in" svg:y2="3.3697in"><text:p/></draw:line><draw:line text:anchor-type="paragraph" draw:z-index="53" draw:name="Horizontal line 5" draw:style-name="gr1" draw:text-style-name="P2" svg:x1="6.4209in" svg:y1="3.3693in" svg:x2="6.6709in" svg:y2="3.3693in"><text:p/></draw:line><draw:line text:anchor-type="paragraph" draw:z-index="54" draw:name="Line 22" draw:style-name="gr1" draw:text-style-name="P2" svg:x1="6.3791in" svg:y1="3.7969in" svg:x2="7.0354in" svg:y2="3.4217in"><text:p/></draw:line><draw:line text:anchor-type="paragraph" draw:z-index="55" draw:name="Vertical line 2" draw:style-name="gr1" draw:text-style-name="P2" svg:x1="7.6189in" svg:y1="3.661in" svg:x2="7.6189in" svg:y2="3.8484in"><text:p/></draw:line><draw:line text:anchor-type="paragraph" draw:z-index="56" draw:name="Vertical line 1" draw:style-name="gr1" draw:text-style-name="P2" svg:x1="7.6291in" svg:y1="4.3382in" svg:x2="7.6291in" svg:y2="4.6193in"><text:p/></draw:line><draw:custom-shape text:anchor-type="paragraph" draw:z-index="57" draw:name="Shape 22" draw:style-name="gr3" draw:text-style-name="P3" svg:width="1.2921in" svg:height="0.2087in" svg:x="6.9102in" svg:y="0.4528in"><text:p><text:s/>PENDING</text:p><draw:enhanced-geometry svg:viewBox="0 0 21600 21600" draw:type="rectangle" draw:enhanced-path="M 0 0 L 21600 0 21600 21600 0 21600 0 0 Z N"/></draw:custom-shape><draw:custom-shape text:anchor-type="paragraph" draw:z-index="58" draw:name="Shape 24" draw:style-name="gr2" draw:text-style-name="P3" svg:width="1.2295in" svg:height="0.2398in" svg:x="6.9626in" svg:y="1.0882in"><text:p>CANCELLED</text:p><draw:enhanced-geometry svg:viewBox="0 0 21600 21600" draw:type="rectangle" draw:enhanced-path="M 0 0 L 21600 0 21600 21600 0 21600 0 0 Z N"/></draw:custom-shape><draw:custom-shape text:anchor-type="paragraph" draw:z-index="44" draw:name="Shape 21" draw:style-name="gr8" draw:text-style-name="P3" svg:width="1.2921in" svg:height="0.2504in" svg:x="6.9in" svg:y="0.0673in"><text:p>ACCEPTED</text:p><draw:enhanced-geometry svg:viewBox="0 0 21600 21600" draw:type="rectangle" draw:enhanced-path="M 0 0 L 21600 0 21600 21600 0 21600 0 0 Z N"/></draw:custom-shape><draw:custom-shape text:anchor-type="paragraph" draw:z-index="2" draw:name="Shape 6" draw:style-name="gr26" draw:text-style-name="P8" svg:width="1.063in" svg:height="0.7189in" svg:x="3.5457in" svg:y="0.3173in"><text:p><text:s/><text:span text:style-name="T1">RESTAURANT</text:span></text:p><text:p><text:span text:style-name="T1"><text:s text:c="8"/></text:span><text:span text:style-name="T1">PAGE</text:span></text:p><draw:enhanced-geometry svg:viewBox="0 0 21600 21600" draw:type="rectangle" draw:enhanced-path="M 0 0 L 21600 0 21600 21600 0 21600 0 0 Z N"/></draw:custom-shape><draw:line text:anchor-type="paragraph" draw:z-index="59" draw:name="Horizontal line 8" draw:style-name="gr1" draw:text-style-name="P2" svg:x1="6.2752in" svg:y1="0.5465in" svg:x2="6.515in" svg:y2="0.5465in"><text:p/></draw:line><draw:line text:anchor-type="paragraph" draw:z-index="60" draw:name="Line 18" draw:style-name="gr1" draw:text-style-name="P2" svg:x1="6.5146in" svg:y1="0.5465in" svg:x2="6.5043in" svg:y2="0.2028in"><text:p/></draw:line><draw:line text:anchor-type="paragraph" draw:z-index="61" draw:name="Line 24" draw:style-name="gr1" draw:text-style-name="P2" svg:x1="6.5146in" svg:y1="0.5465in" svg:x2="6.5354in" svg:y2="1.5465in"><text:p/></draw:line><draw:line text:anchor-type="paragraph" draw:z-index="62" draw:name="Line 25" draw:style-name="gr1" draw:text-style-name="P2" svg:x1="6.5043in" svg:y1="0.2028in" svg:x2="6.9in" svg:y2="0.1925in"><text:p/></draw:line><draw:line text:anchor-type="paragraph" draw:z-index="63" draw:name="Horizontal line 9" draw:style-name="gr1" draw:text-style-name="P2" svg:x1="6.5146in" svg:y1="0.5465in" svg:x2="6.9102in" svg:y2="0.5465in"><text:p/></draw:line><draw:line text:anchor-type="paragraph" draw:z-index="64" draw:name="Horizontal line 10" draw:style-name="gr1" draw:text-style-name="P2" svg:x1="6.5354in" svg:y1="0.8591in" svg:x2="6.9417in" svg:y2="0.8591in"><text:p/></draw:line><draw:line text:anchor-type="paragraph" draw:z-index="65" draw:name="Horizontal line 11" draw:style-name="gr1" draw:text-style-name="P2" svg:x1="6.5354in" svg:y1="1.1925in" svg:x2="6.9626in" svg:y2="1.1925in"><text:p/></draw:line><draw:line text:anchor-type="paragraph" draw:z-index="66" draw:name="Horizontal line 12" draw:style-name="gr1" draw:text-style-name="P2" svg:x1="6.5354in" svg:y1="1.5465in" svg:x2="6.9728in" svg:y2="1.5465in"><text:p/></draw:line><draw:line text:anchor-type="paragraph" draw:z-index="67" draw:name="Horizontal line 13" draw:style-name="gr1" draw:text-style-name="P2" svg:x1="6.3063in" svg:y1="1.7547in" svg:x2="6.4106in" svg:y2="1.7547in"><text:p/></draw:line><draw:line text:anchor-type="paragraph" draw:z-index="68" draw:name="Vertical line 3" draw:style-name="gr1" draw:text-style-name="P2" svg:x1="6.4102in" svg:y1="1.7547in" svg:x2="6.4102in" svg:y2="1.2339in"><text:p/></draw:line><draw:line text:anchor-type="paragraph" draw:z-index="69" draw:name="Line 26" draw:style-name="gr1" draw:text-style-name="P2" svg:x1="6.4102in" svg:y1="1.2339in" svg:x2="6.5354in" svg:y2="1.2441in"><text:p/></draw:line><draw:custom-shape text:anchor-type="paragraph" draw:z-index="15" draw:name="Shape 17" draw:style-name="gr13" draw:text-style-name="P7" svg:width="1.313in" svg:height="0.2504in" svg:x="5.0874in" svg:y="4.1299in"><text:p>PENDING <text:s/>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1598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5:35:08.072000000</meta:creation-date>
    <dc:date>2022-11-21T17:39:13.147000000</dc:date>
    <meta:editing-duration>PT2H4M3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